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1mm"/>
    </style:style>
    <style:style style:name="co2" style:family="table-column">
      <style:table-column-properties fo:break-before="auto" style:column-width="61.37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rty</text:p>
          </table:table-cell>
          <table:table-cell table:style-name="Default"/>
          <table:table-cell office:value-type="string" calcext:value-type="string">
            <text:p>Short Nam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<text:a xlink:href="http://www.rte.ie/news/election-2016/parties/fine-gael" xlink:type="simple"> </text:a> 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ne-gael" xlink:type="simple">Fine Gael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labour" xlink:type="simple">Labour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anna-fail" xlink:type="simple">Fianna Fáil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sinn-fein" xlink:type="simple">Sinn Féin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green-party" xlink:type="simple">Green Party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aaa-pbp" xlink:type="simple">Anti-Austerity Alliance-People Before Profit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AAA-PB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workers-party" xlink:type="simple">Workers' Party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catholic-democrats" xlink:type="simple">Catholic Democrats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renua" xlink:type="simple">Renua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s-nua" xlink:type="simple">Fís Nua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independent-alliance" xlink:type="simple">Independent Alliance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independent" xlink:type="simple">Independent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ce3" office:value-type="string" calcext:value-type="string">
            <text:p>Direct Democracy Ireland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Default" office:value-type="string" calcext:value-type="string">
            <text:p>Social Democrats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Default" office:value-type="string" calcext:value-type="string">
            <text:p>Communist Party of Ireland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“ }),</text:p>
          </table:table-cell>
        </table:table-row>
        <table:table-row table:style-name="ro1">
          <table:table-cell office:value-type="string" calcext:value-type="string">
            <text:p>CREATE(:Party {name: “</text:p>
          </table:table-cell>
          <table:table-cell table:style-name="Default" office:value-type="string" calcext:value-type="string">
            <text:p>Irish Democratic Party</text:p>
          </table:table-cell>
          <table:table-cell table:style-name="Default" office:value-type="string" calcext:value-type="string">
            <text:p>“, shortName: “</text:p>
          </table:table-cell>
          <table:table-cell office:value-type="string" calcext:value-type="string">
            <text:p>IDP</text:p>
          </table:table-cell>
          <table:table-cell office:value-type="string" calcext:value-type="string">
            <text:p>“ }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6:48:23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5:08:04.275000000</meta:creation-date>
    <meta:generator>LibreOffice/5.1.0.3$Windows_x86 LibreOffice_project/5e3e00a007d9b3b6efb6797a8b8e57b51ab1f737</meta:generator>
    <dc:date>2016-04-08T16:49:35.437000000</dc:date>
    <meta:editing-duration>PT25M9S</meta:editing-duration>
    <meta:editing-cycles>5</meta:editing-cycles>
    <meta:document-statistic meta:table-count="1" meta:cell-count="83" meta:object-count="0"/>
  </office:meta>
</office:document-meta>
</file>